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b17aee" officeooo:paragraph-rsid="00574416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d06fda" officeooo:paragraph-rsid="00574416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92b76" officeooo:paragraph-rsid="00592b76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acf6e" officeooo:paragraph-rsid="00620d6a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c6b69" officeooo:paragraph-rsid="0062a898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c6b69" officeooo:paragraph-rsid="005c6b69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5c6b69" officeooo:paragraph-rsid="0062a898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73bff6" officeooo:paragraph-rsid="0073bff6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7bbf8c" officeooo:paragraph-rsid="007bbf8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74416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b06944" officeooo:paragraph-rsid="00574416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b06944" officeooo:paragraph-rsid="00591bd4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3465a4" loext:opacity="100%" style:font-name="Calibri" fo:font-size="14pt" style:text-underline-style="solid" style:text-underline-width="auto" style:text-underline-color="font-color" fo:font-weight="bold" officeooo:rsid="00b656e2" officeooo:paragraph-rsid="0057441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574416"/>
    </style:style>
    <style:style style:name="P15" style:family="paragraph" style:parent-style-name="Standard">
      <style:paragraph-properties fo:text-align="start" style:justify-single-word="false" fo:break-before="page"/>
      <style:text-properties fo:color="#000000" loext:opacity="100%" style:font-name="Calibri" fo:font-size="14pt" style:text-underline-style="none" fo:font-weight="normal" officeooo:rsid="00d4b09a" officeooo:paragraph-rsid="00591bd4" style:font-size-asian="14pt" style:font-weight-asian="normal" style:font-size-complex="14pt" style:font-weight-complex="normal"/>
    </style:style>
    <style:style style:name="P16" style:family="paragraph" style:parent-style-name="Text_20_body">
      <style:text-properties style:font-name="Calibri" fo:font-size="14pt" officeooo:rsid="00b17aee" officeooo:paragraph-rsid="00574416" style:font-size-asian="14pt" style:font-size-complex="14pt"/>
    </style:style>
    <style:style style:name="P17" style:family="paragraph" style:parent-style-name="Text_20_body">
      <style:text-properties style:font-name="Calibri" fo:font-size="14pt" officeooo:rsid="00ba3dcd" officeooo:paragraph-rsid="00574416" style:font-size-asian="14pt" style:font-size-complex="14pt"/>
    </style:style>
    <style:style style:name="P18" style:family="paragraph" style:parent-style-name="Text_20_body">
      <style:text-properties fo:color="#000000" loext:opacity="100%" style:font-name="Calibri" fo:font-size="14pt" style:text-underline-style="none" fo:font-weight="normal" officeooo:rsid="00b656e2" officeooo:paragraph-rsid="00574416" style:font-size-asian="14pt" style:font-weight-asian="normal" style:font-size-complex="14pt" style:font-weight-complex="normal"/>
    </style:style>
    <style:style style:name="P19" style:family="paragraph" style:parent-style-name="Text_20_body">
      <style:text-properties officeooo:paragraph-rsid="00574416"/>
    </style:style>
    <style:style style:name="P20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574416"/>
    </style:style>
    <style:style style:name="P21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5acf6e" officeooo:paragraph-rsid="005acf6e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592b76" officeooo:paragraph-rsid="005acf6e" style:font-size-asian="14pt" style:font-weight-asian="normal" style:font-size-complex="14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592b76" officeooo:paragraph-rsid="0067d8b9" style:font-size-asian="14pt" style:font-weight-asian="normal" style:font-size-complex="14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66c04e" officeooo:paragraph-rsid="00694ca3" style:font-size-asian="14pt" style:font-weight-asian="normal" style:font-size-complex="14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acf6e" officeooo:paragraph-rsid="0067d8b9" style:font-size-asian="14pt" style:font-weight-asian="normal" style:font-size-complex="14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665375" officeooo:paragraph-rsid="0067d8b9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728e5a" officeooo:paragraph-rsid="00694ca3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b17aee" officeooo:paragraph-rsid="00574416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d4b09a" officeooo:paragraph-rsid="0085acb1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officeooo:paragraph-rsid="00574416"/>
    </style:style>
    <style:style style:name="P31" style:family="paragraph" style:parent-style-name="Text_20_body">
      <style:text-properties style:font-name="Calibri" fo:font-size="14pt" officeooo:rsid="00c0f6f6" officeooo:paragraph-rsid="00836332" style:font-size-asian="14pt" style:font-size-complex="14pt"/>
    </style:style>
    <style:style style:name="P32" style:family="paragraph" style:parent-style-name="Text_20_body">
      <style:paragraph-properties fo:text-align="center" style:justify-single-word="false"/>
      <style:text-properties fo:color="#000000" loext:opacity="100%" style:font-name="Calibri" fo:font-size="14pt" style:text-underline-style="none" fo:font-weight="normal" officeooo:rsid="00c22e46" officeooo:paragraph-rsid="00574416" style:font-size-asian="14pt" style:font-weight-asian="normal" style:font-size-complex="14pt" style:font-weight-complex="normal"/>
    </style:style>
    <style:style style:name="P33" style:family="paragraph" style:parent-style-name="Text_20_body">
      <style:paragraph-properties fo:text-align="center" style:justify-single-word="false"/>
      <style:text-properties fo:color="#000000" loext:opacity="100%" style:font-name="Calibri" fo:font-size="14pt" style:text-underline-style="none" fo:font-weight="normal" officeooo:rsid="00849dcd" officeooo:paragraph-rsid="00849dcd" style:font-size-asian="14pt" style:font-weight-asian="normal" style:font-size-complex="14pt" style:font-weight-complex="normal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06944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ce1bd7" style:font-size-asian="18pt" style:font-weight-asian="bold" style:font-size-complex="18pt" style:font-weight-complex="bold"/>
    </style:style>
    <style:style style:name="T3" style:family="text">
      <style:text-properties fo:color="#3465a4" loext:opacity="100%" fo:font-size="18pt" style:text-underline-style="solid" style:text-underline-width="auto" style:text-underline-color="font-color" fo:font-weight="bold" officeooo:rsid="00b06944" style:font-size-asian="18pt" style:font-weight-asian="bold" style:font-size-complex="18pt" style:font-weight-complex="bold"/>
    </style:style>
    <style:style style:name="T4" style:family="text">
      <style:text-properties fo:color="#3465a4" loext:opacity="100%" fo:font-size="18pt" style:text-underline-style="solid" style:text-underline-width="auto" style:text-underline-color="font-color" fo:font-weight="bold" officeooo:rsid="00591bd4" style:font-size-asian="18pt" style:font-weight-asian="bold" style:font-size-complex="18pt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5e08e8"/>
    </style:style>
    <style:style style:name="T7" style:family="text">
      <style:text-properties style:text-underline-style="none" officeooo:rsid="005f0fe3"/>
    </style:style>
    <style:style style:name="T8" style:family="text">
      <style:text-properties style:text-underline-style="none" officeooo:rsid="0060040b"/>
    </style:style>
    <style:style style:name="T9" style:family="text">
      <style:text-properties style:text-underline-style="none" officeooo:rsid="00592b76"/>
    </style:style>
    <style:style style:name="T10" style:family="text">
      <style:text-properties style:text-underline-style="none" officeooo:rsid="006368cf"/>
    </style:style>
    <style:style style:name="T11" style:family="text">
      <style:text-properties style:text-underline-style="none" officeooo:rsid="00665375"/>
    </style:style>
    <style:style style:name="T12" style:family="text">
      <style:text-properties style:text-underline-style="none" officeooo:rsid="0067d8b9"/>
    </style:style>
    <style:style style:name="T13" style:family="text">
      <style:text-properties style:text-underline-style="none" officeooo:rsid="00693312"/>
    </style:style>
    <style:style style:name="T14" style:family="text">
      <style:text-properties style:text-underline-style="none" officeooo:rsid="00694ca3"/>
    </style:style>
    <style:style style:name="T15" style:family="text">
      <style:text-properties style:text-underline-style="none" officeooo:rsid="0070fe32"/>
    </style:style>
    <style:style style:name="T16" style:family="text">
      <style:text-properties style:text-underline-style="none" officeooo:rsid="007235a6"/>
    </style:style>
    <style:style style:name="T17" style:family="text">
      <style:text-properties style:text-underline-style="none" officeooo:rsid="00728e5a"/>
    </style:style>
    <style:style style:name="T18" style:family="text">
      <style:text-properties style:text-underline-style="none" officeooo:rsid="00752bf4"/>
    </style:style>
    <style:style style:name="T19" style:family="text">
      <style:text-properties style:text-underline-style="none" officeooo:rsid="00786b39"/>
    </style:style>
    <style:style style:name="T20" style:family="text">
      <style:text-properties style:text-underline-style="none" officeooo:rsid="007e214c"/>
    </style:style>
    <style:style style:name="T21" style:family="text">
      <style:text-properties style:text-underline-style="none" officeooo:rsid="007f46ab"/>
    </style:style>
    <style:style style:name="T22" style:family="text">
      <style:text-properties style:text-underline-style="none" officeooo:rsid="008b9075"/>
    </style:style>
    <style:style style:name="T23" style:family="text">
      <style:text-properties style:text-underline-style="none" officeooo:rsid="008e2555"/>
    </style:style>
    <style:style style:name="T24" style:family="text">
      <style:text-properties style:text-underline-style="none" officeooo:rsid="008fb426"/>
    </style:style>
    <style:style style:name="T25" style:family="text">
      <style:text-properties style:font-name="Calibri" fo:font-size="14pt" officeooo:rsid="00b17aee" style:font-size-asian="14pt" style:font-size-complex="14pt"/>
    </style:style>
    <style:style style:name="T26" style:family="text">
      <style:text-properties style:font-name="Calibri" fo:font-size="14pt" officeooo:rsid="00bf0691" style:font-size-asian="14pt" style:font-size-complex="14pt"/>
    </style:style>
    <style:style style:name="T27" style:family="text">
      <style:text-properties style:font-name="Calibri" fo:font-size="14pt" style:text-underline-style="solid" style:text-underline-width="auto" style:text-underline-color="font-color" officeooo:rsid="00ba3dcd" style:font-size-asian="14pt" style:font-size-complex="14p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fo:color="#ff4000" loext:opacity="100%" fo:font-weight="bold" officeooo:rsid="00d150bc" style:font-weight-asian="bold" style:font-weight-complex="bold"/>
    </style:style>
    <style:style style:name="T30" style:family="text">
      <style:text-properties fo:color="#ff4000" loext:opacity="100%" style:text-underline-style="solid" style:text-underline-width="auto" style:text-underline-color="font-color" fo:font-weight="bold" officeooo:rsid="00ce1bd7" style:font-weight-asian="bold" style:font-weight-complex="bold"/>
    </style:style>
    <style:style style:name="T31" style:family="text">
      <style:text-properties fo:color="#000000" loext:opacity="100%" style:font-name="Calibri" fo:font-size="14pt" style:text-underline-style="solid" style:text-underline-width="auto" style:text-underline-color="font-color" fo:font-weight="bold" officeooo:rsid="0027c938" style:font-size-asian="14pt" style:font-weight-asian="bold" style:font-size-complex="14pt" style:font-weight-complex="bold"/>
    </style:style>
    <style:style style:name="T32" style:family="text">
      <style:text-properties fo:color="#000000" loext:opacity="100%"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T33" style:family="text">
      <style:text-properties fo:color="#000000" loext:opacity="100%" style:font-name="Calibri" fo:font-size="14pt" style:text-underline-style="none" fo:font-weight="normal" officeooo:rsid="00bab357" style:font-size-asian="14pt" style:font-weight-asian="normal" style:font-size-complex="14pt" style:font-weight-complex="normal"/>
    </style:style>
    <style:style style:name="T34" style:family="text">
      <style:text-properties fo:color="#000000" loext:opacity="100%" style:font-name="Calibri" fo:font-size="14pt" style:text-underline-style="none" fo:font-weight="normal" officeooo:rsid="00b17aee" style:font-size-asian="14pt" style:font-weight-asian="normal" style:font-size-complex="14pt" style:font-weight-complex="normal"/>
    </style:style>
    <style:style style:name="T35" style:family="text">
      <style:text-properties fo:color="#000000" loext:opacity="100%" style:font-name="Calibri" fo:font-size="14pt" style:text-underline-style="none" fo:font-weight="normal" officeooo:rsid="00ce1bd7" style:font-size-asian="14pt" style:font-weight-asian="normal" style:font-size-complex="14pt" style:font-weight-complex="normal"/>
    </style:style>
    <style:style style:name="T36" style:family="text">
      <style:text-properties fo:color="#000000" loext:opacity="100%" style:font-name="Calibri" fo:font-size="14pt" style:text-underline-style="none" fo:font-weight="normal" officeooo:rsid="00d06fda" style:font-size-asian="14pt" style:font-weight-asian="normal" style:font-size-complex="14pt" style:font-weight-complex="normal"/>
    </style:style>
    <style:style style:name="T37" style:family="text">
      <style:text-properties fo:color="#000000" loext:opacity="100%" style:font-name="Calibri" fo:font-size="14pt" style:text-underline-style="none" fo:font-weight="normal" officeooo:rsid="0085917c" style:font-size-asian="14pt" style:font-weight-asian="normal" style:font-size-complex="14pt" style:font-weight-complex="normal"/>
    </style:style>
    <style:style style:name="T38" style:family="text">
      <style:text-properties fo:color="#000000" loext:opacity="100%" style:text-underline-style="none" fo:font-weight="normal" style:font-weight-asian="normal" style:font-weight-complex="normal"/>
    </style:style>
    <style:style style:name="T39" style:family="text">
      <style:text-properties fo:color="#000000" loext:opacity="100%" style:text-underline-style="none" fo:font-weight="normal" officeooo:rsid="00b656e2" style:font-weight-asian="normal" style:font-weight-complex="normal"/>
    </style:style>
    <style:style style:name="T40" style:family="text">
      <style:text-properties fo:color="#000000" loext:opacity="100%" style:text-underline-style="none" fo:font-weight="normal" officeooo:rsid="00caf09b" style:font-weight-asian="normal" style:font-weight-complex="normal"/>
    </style:style>
    <style:style style:name="T41" style:family="text">
      <style:text-properties fo:color="#000000" loext:opacity="100%" style:text-underline-style="none" fo:font-weight="normal" officeooo:rsid="00c22e46" style:font-weight-asian="normal" style:font-weight-complex="normal"/>
    </style:style>
    <style:style style:name="T42" style:family="text">
      <style:text-properties fo:color="#000000" loext:opacity="100%" style:text-underline-style="none" fo:font-weight="normal" officeooo:rsid="00824be7" style:font-weight-asian="normal" style:font-weight-complex="normal"/>
    </style:style>
    <style:style style:name="T43" style:family="text">
      <style:text-properties fo:color="#000000" loext:opacity="100%" style:text-underline-style="none" fo:font-weight="normal" officeooo:rsid="00836332" style:font-weight-asian="normal" style:font-weight-complex="normal"/>
    </style:style>
    <style:style style:name="T44" style:family="text">
      <style:text-properties officeooo:rsid="00d6795d"/>
    </style:style>
    <style:style style:name="T45" style:family="text">
      <style:text-properties officeooo:rsid="00b06944"/>
    </style:style>
    <style:style style:name="T46" style:family="text">
      <style:text-properties fo:color="#f10d0c" loext:opacity="100%" style:font-name="Calibri" fo:font-size="14pt" style:text-underline-style="solid" style:text-underline-width="auto" style:text-underline-color="font-color" fo:font-weight="bold" officeooo:rsid="0027c938" style:font-size-asian="14pt" style:font-weight-asian="bold" style:font-size-complex="14pt" style:font-weight-complex="bold"/>
    </style:style>
    <style:style style:name="T47" style:family="text">
      <style:text-properties fo:color="#f10d0c" loext:opacity="100%"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color="#f10d0c" loext:opacity="100%" style:text-underline-style="solid" style:text-underline-width="auto" style:text-underline-color="font-color" fo:font-weight="bold" officeooo:rsid="00b656e2" style:font-weight-asian="bold" style:font-weight-complex="bold"/>
    </style:style>
    <style:style style:name="T49" style:family="text">
      <style:text-properties fo:color="#f10d0c" loext:opacity="100%" style:text-underline-style="solid" style:text-underline-width="auto" style:text-underline-color="font-color" fo:font-weight="bold" officeooo:rsid="0081293b" style:font-weight-asian="bold" style:font-weight-complex="bold"/>
    </style:style>
    <style:style style:name="T50" style:family="text">
      <style:text-properties fo:color="#f10d0c" loext:opacity="100%" style:text-underline-style="solid" style:text-underline-width="auto" style:text-underline-color="font-color" fo:font-weight="bold" officeooo:rsid="00836332" style:font-weight-asian="bold" style:font-weight-complex="bold"/>
    </style:style>
    <style:style style:name="T51" style:family="text">
      <style:text-properties fo:color="#f10d0c" loext:opacity="100%" fo:font-weight="bold" officeooo:rsid="00b656e2" style:font-weight-asian="bold" style:font-weight-complex="bold"/>
    </style:style>
    <style:style style:name="T52" style:family="text">
      <style:text-properties officeooo:rsid="00ba3dcd"/>
    </style:style>
    <style:style style:name="T53" style:family="text">
      <style:text-properties officeooo:rsid="00bdc3f2"/>
    </style:style>
    <style:style style:name="T54" style:family="text">
      <style:text-properties officeooo:rsid="00bf0691"/>
    </style:style>
    <style:style style:name="T55" style:family="text">
      <style:text-properties officeooo:rsid="00b656e2"/>
    </style:style>
    <style:style style:name="T56" style:family="text">
      <style:text-properties officeooo:rsid="00ce1bd7"/>
    </style:style>
    <style:style style:name="T57" style:family="text">
      <style:text-properties officeooo:rsid="00d5998c"/>
    </style:style>
    <style:style style:name="T58" style:family="text">
      <style:text-properties officeooo:rsid="00db11b7"/>
    </style:style>
    <style:style style:name="T59" style:family="text">
      <style:text-properties officeooo:rsid="00728e5a"/>
    </style:style>
    <style:style style:name="T60" style:family="text">
      <style:text-properties officeooo:rsid="0085ac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 text:track-changes="false">
        <text:changed-region xml:id="ct94838158098496" text:id="ct94838158098496">
          <text:insertion>
            <office:change-info>
              <dc:creator>J Cercy</dc:creator>
              <dc:date>2020-12-29T11:00:2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Trace de cours</text:p>
      <text:p text:style-name="P10"/>
      <text:p text:style-name="P10">Activité <text:span text:style-name="T45">1 :</text:span></text:p>
      <text:p text:style-name="P13"/>
      <text:p text:style-name="P19"><text:span text:style-name="T25">Lors d’une </text:span><text:span text:style-name="T46">combustion</text:span><text:span text:style-name="T31"> </text:span><text:span text:style-name="T33">de carbone</text:span><text:span text:style-name="T25">, on </text:span><text:span text:style-name="T26">observe</text:span><text:span text:style-name="T25"> </text:span><text:span text:style-name="T27">la disparition :</text:span></text:p>
      <text:p text:style-name="P16">- <text:span text:style-name="T52">du carbone</text:span></text:p>
      <text:p text:style-name="P17">- de dioxygène <text:span text:style-name="T53">(quand il y a suffisamment de dioxygène, la combustion continue, quand il n’y en a plus, elle s’arrête).</text:span></text:p>
      <text:p text:style-name="P16"><text:span text:style-name="T54">On observe </text:span><text:span text:style-name="T28">l’apparition </text:span>:</text:p>
      <text:p text:style-name="P16">- <text:span text:style-name="T55">de </text:span>dioxyde de carbone, <text:span text:style-name="T55">pour l’identifier on utilise le </text:span><text:span text:style-name="T48">test </text:span><text:span text:style-name="T49">d’identification</text:span><text:span text:style-name="T48"> d</text:span><text:span text:style-name="T49">u dioxyde de carbone</text:span><text:span text:style-name="T48">:</text:span><text:span text:style-name="T39"> </text:span><text:span text:style-name="T42">l’eau de chaux </text:span><text:span text:style-name="T39">se trouble (blanchit) en présence de de dioxyde de carbone.</text:span></text:p>
      <text:p text:style-name="P18"/>
      <text:p text:style-name="P31"><text:span text:style-name="T39">I</text:span><text:span text:style-name="T38">l s’agit d’une </text:span><text:span text:style-name="T50">transformation </text:span><text:span text:style-name="T47">chimique </text:span><text:span text:style-name="T38">: On dit que le carbone et le dioxygène ont réagi</text:span><text:span text:style-name="T40">t</text:span><text:span text:style-name="T38"> pour former le dioxyde de carbone </text:span><text:span text:style-name="T41">ou encore</text:span></text:p>
      <text:p text:style-name="P32">Carbone + dioxygène –&gt; dioxyde de carbone</text:p>
      <text:p text:style-name="P33">Réactifs <text:tab/><text:tab/><text:tab/>Produits</text:p>
      <text:p text:style-name="P14"><text:span text:style-name="T1">Activité </text:span><text:span text:style-name="T2">2</text:span><text:span text:style-name="T1"> :</text:span></text:p>
      <text:p text:style-name="P11"/>
      <text:p text:style-name="P1">Au cours de la formation des jeunes sapeurs-pompiers, <text:span text:style-name="T56">il est fait mention du </text:span><text:span text:style-name="T30">triangle du feu :</text:span><text:span text:style-name="T29"> </text:span><text:span text:style-name="T56">représentant qu’une combustion est une réaction chimique entre un combustible et un comburant. </text:span>Pour déclencher une combustion, il est</text:p>
      <text:p text:style-name="P1">nécessaire de mettre en présence un corps (le combustible), du dioxygène (le comburant), et une source de chaleur (l’énergie d’activation). </text:p>
      <text:p text:style-name="P1"/>
      <text:p text:style-name="P1">Si malgré les précautions d'usage un incendie survient, l'extinction consiste à</text:p>
      <text:p text:style-name="P14"><text:span text:style-name="T34">rompre le triangle en supprimant l'un des 3 cotés. </text:span><text:span text:style-name="T36">V</text:span><text:span text:style-name="T37">oir l’activité 2 pour des exemples.</text:span></text:p>
      <text:p text:style-name="P14"><text:span text:style-name="T37"/></text:p>
      <text:p text:style-name="P29">Lors d’un incendie, les combustions consomme<text:span text:style-name="T44">nt</text:span> beaucoup de dioxygène, ce qui peut entraîner l’asphyxie. <text:span text:style-name="T44">Il </text:span><text:span text:style-name="T60">peut aussi y avoir (dans le cas des combustions </text:span><text:span text:style-name="T44">incomplètes...) apparition de gaz asphyxiant comme le monoxyde de carbone.</text:span></text:p>
      <text:p text:style-name="P15"><text:span text:style-name="T3">Activité </text:span><text:span text:style-name="T4">3</text:span><text:span text:style-name="T3"> :</text:span></text:p>
      <text:p text:style-name="P12"/>
      <text:p text:style-name="P4">Autour de nous, le monde change par l’action de différentes transformations qui peuvent être de nature chimique ou physique.</text:p>
      <text:p text:style-name="P4"/>
      <text:p text:style-name="P3">Définitions :</text:p>
      <text:list xml:id="list3055106350" text:style-name="L1">
        <text:list-item>
          <text:p text:style-name="P21"><text:span text:style-name="T51">Espèce chimique : </text:span><text:span text:style-name="T6">À l’échelle microscopique c’est un ensemble de particules, toutes identiques. </text:span></text:p>
        </text:list-item>
      </text:list>
      <text:p text:style-name="P5"/>
      <text:p text:style-name="P7"><text:span text:style-name="T5"><text:tab/>Exemple</text:span><text:span text:style-name="T10">s</text:span><text:span text:style-name="T5"> : l’eau, le dioxygène, le dioxyde de carbone, la vitamine C, l’hélium</text:span></text:p>
      <text:p text:style-name="P6"/>
      <text:list xml:id="list105707840565257" text:continue-numbering="true" text:style-name="L1">
        <text:list-item>
          <text:p text:style-name="P22"><text:span text:style-name="T51">Transformation chimique :</text:span><text:span text:style-name="T5"> </text:span><text:span text:style-name="T24">processus </text:span><text:span text:style-name="T5">pendant lequel il y a </text:span><text:span text:style-name="T8">simultanément</text:span><text:span text:style-name="T5"> apparition de certaines espèces chimique</text:span><text:span text:style-name="T21">s</text:span><text:span text:style-name="T5"> et disparition d’autres.</text:span></text:p>
          <text:p text:style-name="P25"/>
          <text:p text:style-name="P23"><text:span text:style-name="T10">Exemples : </text:span><text:span text:style-name="T11">Le fer qui rouille,</text:span><text:span text:style-name="T19"> </text:span><text:span text:style-name="T20">combustion du carbone dans l’air</text:span></text:p>
          <text:p text:style-name="P26"/>
        </text:list-item>
        <text:list-item>
          <text:p text:style-name="P24"><text:span text:style-name="T51">Transformation physique : </text:span><text:span text:style-name="T14">transformation au cours de laquelle les espèces chimiques restent les mêmes.</text:span></text:p>
          <text:p text:style-name="P24"><text:span text:style-name="T14">Exemples : </text:span><text:span text:style-name="T12">Changement d’état (fusion de la glace), </text:span><text:span text:style-name="T13">mélange (sirop de menthe </text:span><text:span text:style-name="T16">+ eau</text:span><text:span text:style-name="T13">), </text:span><text:span text:style-name="T15">l</text:span><text:span text:style-name="T13">a dissolution </text:span><text:span text:style-name="T16">(sucre + eau</text:span><text:span text:style-name="T17">),</text:span></text:p>
        </text:list-item>
      </text:list>
      <text:p text:style-name="P27"><text:change-start text:change-id="ct94838158098496"/></text:p>
      <text:p text:style-name="P9"><text:change-end text:change-id="ct94838158098496"/><text:span text:style-name="T59">M</text:span>éthode :</text:p>
      <text:p text:style-name="P8"><text:span text:style-name="T17"><text:tab/>P</text:span><text:span text:style-name="T5">our distinguer le type d’une transformation, on doit déterminer si il y a eu apparition ou disparition de nouvelles espèces chimique</text:span><text:span text:style-name="T23">s</text:span><text:span text:style-name="T5">, apparition d’un gaz comme le dioxygène, le dioxyde de carbone ou dihydrogène par exemple, auquel cas la transformation est chimique (sinon elle est physique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9M49S</meta:editing-duration>
    <meta:editing-cycles>51</meta:editing-cycles>
    <meta:generator>LibreOffice/7.0.4.2$Linux_X86_64 LibreOffice_project/00$Build-2</meta:generator>
    <meta:creation-date>2020-12-27T11:49:34.420260960</meta:creation-date>
    <meta:initial-creator>J Cercy</meta:initial-creator>
    <dc:date>2021-01-02T10:57:06.592567546</dc:date>
    <dc:creator>J Cercy</dc:creator>
    <meta:document-statistic meta:table-count="0" meta:image-count="0" meta:object-count="0" meta:page-count="2" meta:paragraph-count="29" meta:word-count="391" meta:character-count="2440" meta:non-whitespace-character-count="2076"/>
    <meta:template xlink:type="simple" xlink:actuate="onRequest" xlink:title="trace_ecrite_de_cours" xlink:href="../../../../../../../mes_ressources/document%20type/trace_ecrite_de_cours.ott" meta:date="2020-12-27T11:49:33.165385742"/>
  </office:meta>
</office:document-meta>
</file>